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804" officeooo:paragraph-rsid="0002f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ification:</text:p>
      <text:p text:style-name="Standard">https://kb.ettus.com/B200/B210/B200mini/B205mini#B210_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0:19:00.700469644</meta:creation-date>
    <dc:date>2021-10-05T10:20:59.151617072</dc:date>
    <meta:editing-duration>PT1M58S</meta:editing-duration>
    <meta:editing-cycles>1</meta:editing-cycles>
    <meta:document-statistic meta:table-count="0" meta:image-count="0" meta:object-count="0" meta:page-count="1" meta:paragraph-count="2" meta:word-count="2" meta:character-count="69" meta:non-whitespace-character-count="69"/>
    <meta:generator>LibreOffice/7.0.4.2$Linux_X86_64 LibreOffice_project/00$Build-2</meta:generator>
  </office:meta>
</office:document-meta>
</file>